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2VM+IPAG circle3" svg:font-family="'M+2VM+IPAG circle'" style:font-adornments="標準" style:font-pitch="fixed"/>
    <style:font-face style:name="M+2VM+IPAG circle4" svg:font-family="'M+2VM+IPAG circle'" style:font-adornments="標準" style:font-family-generic="modern" style:font-pitch="fixed"/>
    <style:font-face style:name="MeiryoKe_Console1" svg:font-family="MeiryoKe_Console" style:font-adornments="レギュラー" style:font-family-generic="modern" style:font-pitch="fixed"/>
    <style:font-face style:name="MeiryoKe_Console" svg:font-family="MeiryoKe_Console" style:font-adornments="標準" style:font-family-generic="modern" style:font-pitch="fixed"/>
    <style:font-face style:name="M+2VM+IPAG circle2" svg:font-family="'M+2VM+IPAG circle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+2VM+IPAG circle" svg:font-family="'M+2VM+IPAG circle'" style:font-family-generic="roman" style:font-pitch="variable"/>
    <style:font-face style:name="M+2VM+IPAG circle1" svg:font-family="'M+2VM+IPAG circle'" style:font-adornments="標準" style:font-family-generic="roman" style:font-pitch="variable"/>
    <style:font-face style:name="M+2VM+IPAG circle5" svg:font-family="'M+2VM+IPAG circle'" style:font-family-generic="system" style:font-pitch="variable"/>
    <style:font-face style:name="M+2VM+IPAG circle6" svg:font-family="'M+2VM+IPAG circle'" style:font-adornments="標準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75cm" fo:min-width="10cm"/>
    </style:style>
    <style:style style:name="gr2" style:family="graphic" style:parent-style-name="standard">
      <style:graphic-properties draw:stroke="dash" draw:stroke-dash="Dashed_20__28_var_29_" svg:stroke-width="0.1cm" svg:stroke-color="#b2b2b2" draw:marker-start-width="0.5cm" draw:marker-end-width="0.5cm" draw:fill="none" draw:textarea-horizontal-align="justify" draw:textarea-vertical-align="top" draw:auto-grow-height="false" fo:min-height="11.65cm" fo:min-width="9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Dashed_20__28_var_29_" svg:stroke-width="0.1cm" svg:stroke-color="#b2b2b2" draw:marker-start-width="0.5cm" draw:marker-end-width="0.5cm" draw:fill="none" draw:textarea-horizontal-align="justify" draw:textarea-vertical-align="top" draw:auto-grow-height="false" fo:min-height="17.65cm" fo:min-width="9.4cm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2.56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456cm" fo:min-width="3.108cm"/>
    </style:style>
    <style:style style:name="gr8" style:family="graphic" style:parent-style-name="standard">
      <style:graphic-properties draw:textarea-horizontal-align="justify" draw:textarea-vertical-align="middle" draw:auto-grow-height="false" fo:min-height="0.751cm" fo:min-width="1.934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1.5cm"/>
    </style:style>
    <style:style style:name="gr10" style:family="graphic" style:parent-style-name="standard">
      <style:graphic-properties draw:textarea-horizontal-align="justify" draw:textarea-vertical-align="middle" draw:auto-grow-height="false" fo:min-height="0.112cm" fo:min-width="0.262cm"/>
    </style:style>
    <style:style style:name="gr11" style:family="graphic" style:parent-style-name="standard">
      <style:graphic-properties draw:textarea-horizontal-align="justify" draw:textarea-vertical-align="middle" draw:auto-grow-height="false" fo:min-height="0.202cm" fo:min-width="3.152cm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3" style:family="graphic" style:parent-style-name="standard">
      <style:graphic-properties draw:textarea-horizontal-align="justify" draw:textarea-vertical-align="middle" draw:auto-grow-height="false" fo:min-height="0.564cm" fo:min-width="2.614cm"/>
    </style:style>
    <style:style style:name="gr14" style:family="graphic" style:parent-style-name="standard">
      <style:graphic-properties draw:stroke="dash" draw:stroke-dash="Dashed_20__28_var_29_" svg:stroke-width="0.1cm" svg:stroke-color="#b2b2b2" draw:marker-start-width="0.5cm" draw:marker-end-width="0.5cm" draw:fill="none" draw:textarea-horizontal-align="justify" draw:textarea-vertical-align="top" draw:auto-grow-height="false" fo:min-height="5.65cm" fo:min-width="4.4cm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Dashed_20__28_var_29_" svg:stroke-width="0.1cm" svg:stroke-color="#b2b2b2" draw:marker-start-width="0.5cm" draw:marker-end-width="0.5cm" draw:fill="none" draw:textarea-horizontal-align="justify" draw:textarea-vertical-align="bottom" draw:auto-grow-height="false" fo:min-height="10.65cm" fo:min-width="4.4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7.825cm"/>
    </style:style>
    <style:style style:name="gr17" style:family="graphic" style:parent-style-name="standard">
      <style:graphic-properties draw:textarea-horizontal-align="justify" draw:textarea-vertical-align="middle" draw:auto-grow-height="false" fo:min-height="0.651cm" fo:min-width="4.001cm" fo:wrap-option="no-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MeiryoKe_Console1" fo:font-size="10pt" style:font-name-asian="MeiryoKe_Console1" style:font-size-asian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MeiryoKe_Console1" fo:font-size="10pt" style:font-name-asian="MeiryoKe_Console1" style:font-size-asian="10pt"/>
    </style:style>
    <style:style style:name="P5" style:family="paragraph">
      <style:paragraph-properties fo:text-align="center"/>
      <style:text-properties style:font-name="MeiryoKe_Console1" fo:font-size="10pt" style:font-name-asian="MeiryoKe_Console1" style:font-size-asian="10pt"/>
    </style:style>
    <style:style style:name="P6" style:family="paragraph">
      <style:paragraph-properties fo:text-align="center"/>
      <style:text-properties style:font-name="MeiryoKe_Console1" fo:font-size="10pt" style:font-name-asian="MeiryoKe_Console1" style:font-size-asian="10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style:font-name="MeiryoKe_Console1" fo:font-size="10pt" style:font-name-asian="MeiryoKe_Console1" style:font-size-asian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MeiryoKe_Console1" fo:font-size="10pt" style:font-name-asian="MeiryoKe_Console1" style:font-size-asian="10pt"/>
    </style:style>
    <style:style style:name="T2" style:family="text">
      <style:text-properties style:font-name="MeiryoKe_Console1" fo:font-size="10pt" style:font-name-asian="MeiryoKe_Console1" style:font-size-asian="10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5cm" svg:height="5cm" svg:x="2cm" svg:y="14.5cm">
          <text:p text:style-name="P1"><text:span text:style-name="T1"/></text:p>
          <text:p text:style-name="P1"><text:span text:style-name="T1"><text:tab/></text:span><text:span text:style-name="T1">＝</text:span><text:span text:style-name="T1">setTimeout</text:span><text:span text:style-name="T1">で予約した処理</text:span></text:p>
          <text:p text:style-name="P1"><text:span text:style-name="T1"/></text:p>
          <text:p text:style-name="P1"><text:span text:style-name="T1"/></text:p>
          <text:p text:style-name="P1"><text:span text:style-name="T1"><text:s/></text:span><text:span text:style-name="T1">0</text:span><text:span text:style-name="T1">秒後：即時実行を予約</text:span></text:p>
          <text:p text:style-name="P1"><text:span text:style-name="T1"><text:tab/></text:span><text:span text:style-name="T1">（スタックの深さをリセットするため）</text:span></text:p>
          <text:p text:style-name="P1"><text:span text:style-name="T1"/></text:p>
          <text:p text:style-name="P1"><text:span text:style-name="T1"><text:s/></text:span><text:span text:style-name="T1">1</text:span><text:span text:style-name="T1">秒後：</text:span><text:span text:style-name="T1">1</text:span><text:span text:style-name="T1">秒後の実行を予約</text:span></text:p>
          <text:p text:style-name="P1"><text:span text:style-name="T1"/></text:p>
          <text:p text:style-name="P1"><text:span text:style-name="T1"><text:s/></text:span><text:span text:style-name="T1">N</text:span><text:span text:style-name="T1">秒後：フィードの取得間隔</text:span><text:span text:style-name="T1">÷</text:span><text:span text:style-name="T1">登録されたフィード数</text:span></text:p>
          <text:p text:style-name="P1"><text:span text:style-name="T1"/></text:p>
          <text:p text:style-name="P1"><text:span text:style-name="T1"><text:s/></text:span><text:span text:style-name="T1">I</text:span><text:span text:style-name="T1">秒後：</text:span><text:span text:style-name="T1">N</text:span><text:span text:style-name="T1">秒</text:span><text:span text:style-name="T1">÷</text:span><text:span text:style-name="T1">表示するアイテム数</text:span><text:span text:style-name="T1"><text:line-break/></text:span><text:span text:style-name="T1"><text:tab/></text:span><text:span text:style-name="T1">または、設定されたアイテムの最小表示間隔（大きい方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0cm" svg:height="12cm" svg:x="24.5cm" svg:y="2.5cm">
          <text:p text:style-name="P3"><text:span text:style-name="T1">dequeue: </text:span><text:span text:style-name="T1">各アイテムに対する処理</text:span></text:p>
          <text:p text:style-name="P3"><text:span text:style-name="T1">（アイテムをデキューして表示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0cm" svg:height="18cm" svg:x="13.5cm" svg:y="2.5cm">
          <text:p text:style-name="P3"><text:span text:style-name="T1">enqueue: </text:span><text:span text:style-name="T1">フィードに対する処理</text:span></text:p>
          <text:p text:style-name="P3"><text:span text:style-name="T1">（フィードを取得・パースしてアイテムをエンキュー）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4cm" svg:height="1cm" svg:x="2cm" svg:y="5cm">
          <text:p text:style-name="P3"><text:span text:style-name="T1">configIni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5" xml:id="id2" draw:id="id2" draw:layer="layout" svg:width="4cm" svg:height="1cm" svg:x="2cm" svg:y="7cm">
          <text:p text:style-name="P3"><text:span text:style-name="T1">windowIni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5" xml:id="id4" draw:id="id4" draw:layer="layout" svg:width="4cm" svg:height="1cm" svg:x="2cm" svg:y="11cm">
          <text:p text:style-name="P3"><text:span text:style-name="T1">nextFee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5" xml:id="id6" draw:id="id6" draw:layer="layout" svg:width="4cm" svg:height="1cm" svg:x="7.999cm" svg:y="7cm">
          <text:p text:style-name="P3"><text:span text:style-name="T1">enqueu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5" xml:id="id12" draw:id="id12" draw:layer="layout" svg:width="4cm" svg:height="1cm" svg:x="14cm" svg:y="19cm">
          <text:p text:style-name="P3"><text:span text:style-name="T1">dequeu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6" xml:id="id3" draw:id="id3" draw:layer="layout" svg:width="4cm" svg:height="1cm" svg:x="2cm" svg:y="9cm">
          <text:p text:style-name="P3"><text:span text:style-name="T2">“</text:span><text:span text:style-name="T2">Welcome to FeedLine.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18" draw:id="id18" draw:layer="layout" svg:width="4cm" svg:height="1cm" svg:x="14cm" svg:y="15cm">
          <text:p text:style-name="P3"><text:span text:style-name="T2">フィード名の表示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4cm" svg:y1="6cm" svg:x2="4cm" svg:y2="7cm" draw:start-shape="id1" draw:start-glue-point="2" draw:end-shape="id2" draw:end-glue-point="0" svg:d="M4000 6000v1000" svg:viewBox="0 0 1 1001">
          <text:p/>
        </draw:connector>
        <draw:connector draw:style-name="gr6" draw:text-style-name="P4" draw:layer="layout" svg:x1="4cm" svg:y1="8cm" svg:x2="4cm" svg:y2="9cm" draw:start-shape="id2" draw:start-glue-point="2" draw:end-shape="id3" draw:end-glue-point="4" svg:d="M4000 8000v1000" svg:viewBox="0 0 1 1001">
          <text:p/>
        </draw:connector>
        <draw:connector draw:style-name="gr6" draw:text-style-name="P4" draw:layer="layout" svg:x1="4cm" svg:y1="10cm" svg:x2="4cm" svg:y2="11cm" draw:start-shape="id3" draw:start-glue-point="6" draw:end-shape="id4" draw:end-glue-point="0" svg:d="M4000 10000v1000" svg:viewBox="0 0 1 1001">
          <text:p/>
        </draw:connector>
        <draw:connector draw:style-name="gr6" draw:text-style-name="P4" draw:layer="layout" svg:x1="6cm" svg:y1="11.5cm" svg:x2="8cm" svg:y2="5.5cm" draw:start-shape="id4" draw:start-glue-point="1" draw:end-shape="id5" draw:end-glue-point="5" svg:d="M6000 11500h1001v-6000h999" svg:viewBox="0 0 2001 6001">
          <text:p/>
        </draw:connector>
        <draw:connector draw:style-name="gr6" draw:text-style-name="P4" draw:layer="layout" svg:x1="10cm" svg:y1="6cm" svg:x2="9.999cm" svg:y2="7cm" draw:start-shape="id5" draw:start-glue-point="6" draw:end-shape="id6" draw:end-glue-point="0" svg:d="M10000 6000v501h-1v499" svg:viewBox="0 0 2 1001">
          <text:p/>
        </draw:connector>
        <draw:custom-shape draw:style-name="gr7" draw:text-style-name="P5" xml:id="id7" draw:id="id7" draw:layer="layout" svg:width="4cm" svg:height="1cm" svg:x="14cm" svg:y="5cm">
          <text:p text:style-name="P3"><text:span text:style-name="T1">enque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4" draw:layer="layout" svg:x1="11.999cm" svg:y1="7.5cm" svg:x2="14cm" svg:y2="5.5cm" draw:start-shape="id6" draw:start-glue-point="1" draw:end-shape="id7" draw:end-glue-point="5" svg:d="M11999 7500h1001v-2000h1000" svg:viewBox="0 0 2002 2001">
          <text:p/>
        </draw:connector>
        <draw:custom-shape draw:style-name="gr8" draw:text-style-name="P5" xml:id="id8" draw:id="id8" draw:layer="layout" svg:width="4cm" svg:height="1cm" svg:x="14cm" svg:y="7cm">
          <text:p text:style-name="P3"><text:span text:style-name="T1">request</text:span></text:p>
          <text:p text:style-name="P3"><text:span text:style-name="T1">フィードの取得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5" xml:id="id5" draw:id="id5" draw:layer="layout" svg:width="4cm" svg:height="1cm" svg:x="8cm" svg:y="5cm">
          <text:p text:style-name="P3"><text:span text:style-name="T1">nextFe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5" xml:id="id9" draw:id="id9" draw:layer="layout" svg:width="4cm" svg:height="1cm" svg:x="14cm" svg:y="9cm">
          <text:p text:style-name="P3"><text:span text:style-name="T1">feedparser</text:span></text:p>
          <text:p text:style-name="P3"><text:span text:style-name="T1">フィードのパース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4" draw:layer="layout" svg:x1="16cm" svg:y1="6cm" svg:x2="16cm" svg:y2="7cm" draw:start-shape="id7" draw:start-glue-point="6" draw:end-shape="id8" draw:end-glue-point="5" svg:d="M16000 6000v1000" svg:viewBox="0 0 1 1001">
          <text:p/>
        </draw:connector>
        <draw:connector draw:style-name="gr6" draw:text-style-name="P4" draw:layer="layout" svg:x1="16cm" svg:y1="8cm" svg:x2="16cm" svg:y2="9cm" draw:start-shape="id8" draw:start-glue-point="8" draw:end-shape="id9" draw:end-glue-point="5" svg:d="M16000 8000v1000" svg:viewBox="0 0 1 1001">
          <text:p/>
        </draw:connector>
        <draw:custom-shape draw:style-name="gr7" draw:text-style-name="P5" xml:id="id10" draw:id="id10" draw:layer="layout" svg:width="4cm" svg:height="1cm" svg:x="26cm" svg:y="5cm">
          <text:p text:style-name="P3"><text:span text:style-name="T1">deque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5" xml:id="id11" draw:id="id11" draw:layer="layout" svg:width="4cm" svg:height="1cm" svg:x="26cm" svg:y="7cm">
          <text:p text:style-name="P3"><text:span text:style-name="T1">キューが空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4" draw:layer="layout" svg:x1="28cm" svg:y1="6cm" svg:x2="28cm" svg:y2="7cm" draw:start-shape="id10" draw:start-glue-point="6" draw:end-shape="id11" draw:end-glue-point="4" svg:d="M28000 6000v1000" svg:viewBox="0 0 1 1001">
          <text:p/>
        </draw:connector>
        <draw:connector draw:style-name="gr6" draw:text-style-name="P4" draw:layer="layout" draw:line-skew="2.999cm" svg:x1="18cm" svg:y1="19.5cm" svg:x2="26cm" svg:y2="5.5cm" draw:start-shape="id12" draw:start-glue-point="1" draw:end-shape="id10" draw:end-glue-point="5" svg:d="M18000 19500h7000v-14000h1000" svg:viewBox="0 0 8001 14001">
          <text:p/>
        </draw:connector>
        <draw:custom-shape draw:style-name="gr5" draw:text-style-name="P6" xml:id="id13" draw:id="id13" draw:layer="layout" svg:width="4cm" svg:height="1cm" svg:x="26cm" svg:y="11cm">
          <text:p text:style-name="P3"><text:span text:style-name="T2">アイテムをデキュ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16cm" svg:y1="10cm" svg:x2="17.593cm" svg:y2="9.5cm" draw:start-shape="id9" draw:start-glue-point="8" draw:end-shape="id9" draw:end-glue-point="9" svg:d="M16000 10000v502h2502v-1002h-909" svg:viewBox="0 0 2503 1003">
          <text:p/>
        </draw:connector>
        <draw:custom-shape draw:style-name="gr5" draw:text-style-name="P6" xml:id="id14" draw:id="id14" draw:layer="layout" svg:width="4cm" svg:height="1cm" svg:x="26cm" svg:y="13cm">
          <text:p text:style-name="P3"><text:span text:style-name="T2">アイテムの表示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28cm" svg:y1="8cm" svg:x2="28cm" svg:y2="11cm" draw:start-shape="id11" draw:start-glue-point="6" draw:end-shape="id13" draw:end-glue-point="4" svg:d="M28000 8000v3000" svg:viewBox="0 0 1 3001">
          <text:p/>
        </draw:connector>
        <draw:connector draw:style-name="gr6" draw:text-style-name="P4" draw:layer="layout" svg:x1="28cm" svg:y1="12cm" svg:x2="28cm" svg:y2="13cm" draw:start-shape="id13" draw:start-glue-point="6" draw:end-shape="id14" draw:end-glue-point="4" svg:d="M28000 12000v1000" svg:viewBox="0 0 1 1001">
          <text:p/>
        </draw:connector>
        <draw:connector draw:style-name="gr6" draw:text-style-name="P4" draw:layer="layout" draw:line-skew="0.498cm" svg:x1="30cm" svg:y1="15.5cm" svg:x2="30cm" svg:y2="5.5cm" draw:start-shape="id15" draw:start-glue-point="1" draw:end-shape="id10" draw:end-glue-point="7" svg:d="M30000 15500h1000v-10000h-1000" svg:viewBox="0 0 1001 10001">
          <text:p/>
        </draw:connector>
        <draw:connector draw:style-name="gr6" draw:text-style-name="P4" draw:layer="layout" svg:x1="30cm" svg:y1="7.5cm" svg:x2="30.5cm" svg:y2="9cm" draw:start-shape="id11" draw:start-glue-point="7" draw:end-shape="id16" draw:end-glue-point="0" svg:d="M30000 7500h500v1500" svg:viewBox="0 0 501 1501">
          <text:p/>
        </draw:connector>
        <draw:connector draw:style-name="gr6" draw:text-style-name="P4" draw:layer="layout" draw:line-skew="0.498cm -0.5cm" svg:x1="32.5cm" svg:y1="9.5cm" svg:x2="10cm" svg:y2="5cm" draw:start-shape="id16" draw:start-glue-point="1" draw:end-shape="id5" draw:end-glue-point="4" svg:d="M32500 9500h1000v-5501h-23500v1001" svg:viewBox="0 0 23501 5502">
          <text:p/>
        </draw:connector>
        <draw:custom-shape draw:style-name="gr10" draw:text-style-name="P5" draw:layer="layout" svg:width="0.8cm" svg:height="0.4cm" svg:x="28.2cm" svg:y="8.1cm">
          <text:p text:style-name="P3"><text:span text:style-name="T1"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8cm" svg:height="0.4cm" svg:x="31.1cm" svg:y="7cm">
          <text:p text:style-name="P3"><text:span text:style-name="T1">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3.7cm" svg:height="0.5cm" svg:x="16.7cm" svg:y="10.2cm">
          <text:p text:style-name="P3"><text:span text:style-name="T2">アイテムをエンキュ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cm" svg:height="1cm" svg:x="6.5cm" svg:y="11cm">
          <text:p text:style-name="P3"><text:span text:style-name="T1">1</text:span><text:span text:style-name="T1">秒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cm" svg:height="1cm" svg:x="12.5cm" svg:y="7cm">
          <text:p text:style-name="P3"><text:span text:style-name="T1">0</text:span><text:span text:style-name="T1">秒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cm" svg:height="1cm" svg:x="18.5cm" svg:y="19cm">
          <text:p text:style-name="P3"><text:span text:style-name="T1">1</text:span><text:span text:style-name="T1">秒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4cm" svg:height="1cm" svg:x="26cm" svg:y="15cm">
          <text:p text:style-name="P3"><text:span text:style-name="T1">dequeu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4" draw:layer="layout" svg:x1="28cm" svg:y1="14cm" svg:x2="28cm" svg:y2="15cm" draw:start-shape="id14" draw:start-glue-point="6" draw:end-shape="id15" draw:end-glue-point="0" svg:d="M28000 14000v1000" svg:viewBox="0 0 1 1001">
          <text:p/>
        </draw:connector>
        <draw:custom-shape draw:style-name="gr12" draw:text-style-name="P5" draw:layer="layout" svg:width="1cm" svg:height="1cm" svg:x="30.5cm" svg:y="15cm">
          <text:p text:style-name="P3"><text:span text:style-name="T1">I</text:span><text:span text:style-name="T1">秒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cm" svg:height="1cm" svg:x="33cm" svg:y="9cm">
          <text:p text:style-name="P3"><text:span text:style-name="T1">I</text:span><text:span text:style-name="T1">秒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7" draw:id="id17" draw:layer="layout" svg:width="4cm" svg:height="1cm" svg:x="14cm" svg:y="13cm">
          <text:p text:style-name="P3"><text:span text:style-name="T1">キューが空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5" draw:layer="layout" svg:width="0.8cm" svg:height="0.4cm" svg:x="16.2cm" svg:y="14.1cm">
          <text:p text:style-name="P3"><text:span text:style-name="T1"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8cm" svg:height="0.4cm" svg:x="18.6cm" svg:y="13cm">
          <text:p text:style-name="P3"><text:span text:style-name="T1">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6cm" svg:y1="10cm" svg:x2="16cm" svg:y2="13cm" draw:start-shape="id9" draw:start-glue-point="8" draw:end-shape="id17" draw:end-glue-point="4" svg:d="M16000 10000v3000" svg:viewBox="0 0 1 3001">
          <text:p/>
        </draw:connector>
        <draw:custom-shape draw:style-name="gr13" draw:text-style-name="P5" draw:layer="layout" svg:width="3.2cm" svg:height="0.9cm" svg:x="14.4cm" svg:y="11.2cm">
          <text:p text:style-name="P3"><text:span text:style-name="T1">全てのアイテムを</text:span></text:p>
          <text:p text:style-name="P3"><text:span text:style-name="T1">エンキュー後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6cm" svg:y1="14cm" svg:x2="16cm" svg:y2="15cm" draw:start-shape="id17" draw:start-glue-point="6" draw:end-shape="id18" draw:end-glue-point="4" svg:d="M16000 14000v1000" svg:viewBox="0 0 1 1001">
          <text:p/>
        </draw:connector>
        <draw:custom-shape draw:style-name="gr5" draw:text-style-name="P6" xml:id="id19" draw:id="id19" draw:layer="layout" svg:width="4cm" svg:height="1cm" svg:x="19cm" svg:y="15cm">
          <text:p text:style-name="P3"><text:span text:style-name="T2">ステータス更新</text:span></text:p>
          <text:p text:style-name="P3"><text:span text:style-name="T2">“</text:span><text:span text:style-name="T2">新着記事なし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18cm" svg:y1="13.5cm" svg:x2="21cm" svg:y2="15cm" draw:start-shape="id17" draw:start-glue-point="7" draw:end-shape="id19" draw:end-glue-point="4" svg:d="M18000 13500h3000v1500" svg:viewBox="0 0 3001 1501">
          <text:p/>
        </draw:connector>
        <draw:custom-shape draw:style-name="gr4" draw:text-style-name="P5" xml:id="id20" draw:id="id20" draw:layer="layout" svg:width="4cm" svg:height="1cm" svg:x="19cm" svg:y="17cm">
          <text:p text:style-name="P3"><text:span text:style-name="T1">nextFee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4" draw:layer="layout" svg:x1="21cm" svg:y1="16cm" svg:x2="21cm" svg:y2="17cm" draw:start-shape="id19" draw:start-glue-point="6" draw:end-shape="id20" draw:end-glue-point="0" svg:d="M21000 16000v1000" svg:viewBox="0 0 1 1001">
          <text:p/>
        </draw:connector>
        <draw:connector draw:style-name="gr6" draw:text-style-name="P4" draw:layer="layout" draw:line-skew="0.498cm" svg:x1="23cm" svg:y1="17.5cm" svg:x2="10cm" svg:y2="5cm" draw:start-shape="id20" draw:start-glue-point="1" draw:end-shape="id5" draw:end-glue-point="4" svg:d="M23000 17500h1000v-13001h-14000v501" svg:viewBox="0 0 14001 13002">
          <text:p/>
        </draw:connector>
        <draw:custom-shape draw:style-name="gr7" draw:text-style-name="P5" xml:id="id21" draw:id="id21" draw:layer="layout" svg:width="4cm" svg:height="1cm" svg:x="2cm" svg:y="3cm">
          <text:p text:style-name="P3"><text:span text:style-name="T1">onloa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4" draw:layer="layout" svg:x1="4cm" svg:y1="4cm" svg:x2="4cm" svg:y2="5cm" draw:start-shape="id21" draw:start-glue-point="6" draw:end-shape="id1" draw:end-glue-point="0" svg:d="M4000 4000v1000" svg:viewBox="0 0 1 1001">
          <text:p/>
        </draw:connector>
        <draw:custom-shape draw:style-name="gr12" draw:text-style-name="P5" draw:layer="layout" svg:width="1cm" svg:height="1cm" svg:x="23.5cm" svg:y="17cm">
          <text:p text:style-name="P3"><text:span text:style-name="T1">N</text:span><text:span text:style-name="T1">秒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5cm" svg:height="6cm" svg:x="7.5cm" svg:y="2.5cm">
          <text:p text:style-name="P3"><text:span text:style-name="T1">nextFeed: </text:span><text:span text:style-name="T1">フィードの選択</text:span></text:p>
          <text:p text:style-name="P3"><text:span text:style-name="T1">（フィードを順番に選択する）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cm" svg:height="11cm" svg:x="1.5cm" svg:y="2.5cm">
          <text:p text:style-name="P3"><text:span text:style-name="T1">onload: </text:span><text:span text:style-name="T1">初期化処理</text:span></text:p>
          <text:p text:style-name="P3"><text:span text:style-name="T1">（起動時の処理を行う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2.2cm" svg:y="14.7cm">
          <text:p text:style-name="P3"><text:span text:style-name="T1">_</text:span><text:span text:style-name="T1">秒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8.325cm" svg:height="0.67cm" svg:x="1cm" svg:y="1cm">
          <draw:text-box>
            <text:p text:style-name="P3"><text:span text:style-name="T1">FeedLine index.js </text:span><text:span text:style-name="T1">フローチャート（概要のみ）</text:span></text:p>
          </draw:text-box>
        </draw:frame>
        <draw:custom-shape draw:style-name="gr17" draw:text-style-name="P5" draw:layer="layout" svg:width="4.5cm" svg:height="0.9cm" svg:x="18.8cm" svg:y="8.7cm">
          <text:p text:style-name="P3"><text:span text:style-name="T1">表示履歴にあるアイテムや</text:span></text:p>
          <text:p text:style-name="P3"><text:span text:style-name="T1">広告はエンキューしない</text:span></text:p>
          <draw:enhanced-geometry svg:viewBox="0 0 21600 21600" draw:glue-points="10800 0 0 10800 10800 21600 21600 10800 ?f40 ?f41" draw:text-areas="0 0 21600 21600" draw:type="rectangular-callout" draw:modifiers="3738.36925127749 33874.36182019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xml:id="id22" draw:id="id22" draw:layer="layout" svg:width="4cm" svg:height="1cm" svg:x="14cm" svg:y="17cm">
          <text:p text:style-name="P3"><text:span text:style-name="T2">I</text:span><text:span text:style-name="T2">秒を計算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svg:x1="16cm" svg:y1="16cm" svg:x2="16cm" svg:y2="17cm" draw:start-shape="id18" draw:start-glue-point="6" draw:end-shape="id22" draw:end-glue-point="4" svg:d="M16000 16000v1000" svg:viewBox="0 0 1 1001">
          <text:p/>
        </draw:connector>
        <draw:connector draw:style-name="gr6" draw:text-style-name="P8" draw:layer="layout" svg:x1="16cm" svg:y1="18cm" svg:x2="16cm" svg:y2="19cm" draw:start-shape="id22" draw:start-glue-point="6" draw:end-shape="id12" draw:end-glue-point="0" svg:d="M16000 18000v1000" svg:viewBox="0 0 1 1001">
          <text:p/>
        </draw:connector>
        <draw:custom-shape draw:style-name="gr4" draw:text-style-name="P5" xml:id="id16" draw:id="id16" draw:layer="layout" svg:width="4cm" svg:height="1cm" svg:x="28.5cm" svg:y="9cm">
          <text:p text:style-name="P3"><text:span text:style-name="T1">nextFee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+2VM+IPAG circle3" svg:font-family="'M+2VM+IPAG circle'" style:font-adornments="標準" style:font-pitch="fixed"/>
    <style:font-face style:name="M+2VM+IPAG circle4" svg:font-family="'M+2VM+IPAG circle'" style:font-adornments="標準" style:font-family-generic="modern" style:font-pitch="fixed"/>
    <style:font-face style:name="MeiryoKe_Console1" svg:font-family="MeiryoKe_Console" style:font-adornments="レギュラー" style:font-family-generic="modern" style:font-pitch="fixed"/>
    <style:font-face style:name="MeiryoKe_Console" svg:font-family="MeiryoKe_Console" style:font-adornments="標準" style:font-family-generic="modern" style:font-pitch="fixed"/>
    <style:font-face style:name="M+2VM+IPAG circle2" svg:font-family="'M+2VM+IPAG circle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+2VM+IPAG circle" svg:font-family="'M+2VM+IPAG circle'" style:font-family-generic="roman" style:font-pitch="variable"/>
    <style:font-face style:name="M+2VM+IPAG circle1" svg:font-family="'M+2VM+IPAG circle'" style:font-adornments="標準" style:font-family-generic="roman" style:font-pitch="variable"/>
    <style:font-face style:name="M+2VM+IPAG circle5" svg:font-family="'M+2VM+IPAG circle'" style:font-family-generic="system" style:font-pitch="variable"/>
    <style:font-face style:name="M+2VM+IPAG circle6" svg:font-family="'M+2VM+IPAG circle'" style:font-adornments="標準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M+2VM+IPAG circle3" fo:font-family="'M+2VM+IPAG circle'" style:font-style-name="標準" style:font-pitch="fixed" fo:font-size="10pt" fo:font-style="normal" fo:text-shadow="none" style:text-underline-style="none" fo:font-weight="normal" style:letter-kerning="true" style:font-name-asian="M+2VM+IPAG circle3" style:font-family-asian="'M+2VM+IPAG circle'" style:font-style-name-asian="標準" style:font-pitch-asian="fixed" style:font-size-asian="10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3T12:57:52.624000000</meta:creation-date>
    <dc:date>2015-06-25T10:21:38.154000000</dc:date>
    <meta:editing-duration>PT2H15M16S</meta:editing-duration>
    <meta:editing-cycles>43</meta:editing-cycles>
    <meta:generator>LibreOffice/4.4.3.2$Windows_x86 LibreOffice_project/88805f81e9fe61362df02b9941de8e38a9b5fd16</meta:generator>
    <meta:document-statistic meta:object-count="67"/>
  </office:meta>
</office:document-meta>
</file>